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fo:language="en" fo:country="U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" style:parent-style-name="Normal" style:list-style-name="LFO2" style:family="paragraph">
      <style:paragraph-properties fo:margin-top="0.0694in" fo:margin-bottom="0.0694in" fo:line-height="100%"/>
    </style:style>
    <style:style style:name="T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" style:parent-style-name="Normal" style:list-style-name="LFO2" style:family="paragraph">
      <style:paragraph-properties fo:margin-top="0.0694in" fo:margin-bottom="0.0694in" fo:line-height="100%"/>
    </style:style>
    <style:style style:name="T1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6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7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8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1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2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5" style:parent-style-name="Normal" style:list-style-name="LFO5" style:family="paragraph">
      <style:paragraph-properties fo:margin-top="0.0694in" fo:margin-bottom="0.0694in" fo:line-height="100%"/>
    </style:style>
    <style:style style:name="T2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2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8" style:parent-style-name="Normal" style:list-style-name="LFO5" style:family="paragraph">
      <style:paragraph-properties fo:margin-top="0.0694in" fo:margin-bottom="0.0694in" fo:line-height="100%"/>
    </style:style>
    <style:style style:name="T2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3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32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3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36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3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3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40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3" style:parent-style-name="Normal" style:list-style-name="LFO6" style:family="paragraph">
      <style:paragraph-properties fo:margin-top="0.0694in" fo:margin-bottom="0.0694in" fo:line-height="100%"/>
    </style:style>
    <style:style style:name="T4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45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4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4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4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1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4" style:parent-style-name="Normal" style:list-style-name="LFO8" style:family="paragraph">
      <style:paragraph-properties fo:margin-top="0.0694in" fo:margin-bottom="0.0694in" fo:line-height="100%"/>
    </style:style>
    <style:style style:name="T5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T5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5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5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T5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6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a" style:country-asian="DK"/>
    </style:style>
    <style:style style:name="P61" style:parent-style-name="Normal" style:family="paragraph">
      <style:paragraph-properties fo:margin-top="0.0694in" fo:margin-bottom="0.0694in" fo:line-height="100%"/>
    </style:style>
    <style:style style:name="T6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3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4" style:parent-style-name="Normal" style:family="paragraph">
      <style:paragraph-properties fo:margin-top="0.0694in" fo:margin-bottom="0.0694in" fo:line-height="100%"/>
    </style:style>
    <style:style style:name="T6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6" style:parent-style-name="Normal" style:list-style-name="LFO10" style:family="paragraph">
      <style:paragraph-properties fo:margin-top="0.0694in" fo:margin-bottom="0.0694in" fo:line-height="100%"/>
    </style:style>
    <style:style style:name="T6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6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6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2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</office:automatic-styles>
  <office:body>
    <office:text text:use-soft-page-breaks="true">
      <text:p text:style-name="P1"><text:span text:style-name="T2">Noter til "Threading in C#"</text:span></text:p>
      <text:p text:style-name="P3"><text:span text:style-name="T4">2. Concurrency – Hvad?</text:span></text:p>
      <text:list text:style-name="LFO1" text:continue-numbering="true">
        <text:list-item>
          <text:p text:style-name="P5">Begivenheder, der sker samtidigt eller skifter opgaver hurtigt nok til at give en illusion af samtidighed.</text:p>
        </text:list-item>
      </text:list>
      <text:p text:style-name="P6"><text:span text:style-name="T7">3. Typer af Concurrency</text:span></text:p>
      <text:list text:style-name="LFO2" text:continue-numbering="true">
        <text:list-item>
          <text:p text:style-name="P8"><text:span text:style-name="T9">Data Parallelism:</text:span><text:span text:style-name="T10"><text:s/>Samtidighed opnås ved at udføre den samme beregning på forskellige dataelementer samtidigt.</text:span></text:p>
        </text:list-item>
        <text:list-item>
          <text:p text:style-name="P11"><text:span text:style-name="T12">Functional Parallelism:</text:span><text:span text:style-name="T13"><text:s/>Samtidighed opnås ved at arbejde på uafhængige funktionelle opgaver samtidigt.</text:span></text:p>
        </text:list-item>
      </text:list>
      <text:p text:style-name="P14"><text:span text:style-name="T15">4. Fordele ved Concurrency</text:span></text:p>
      <text:list text:style-name="LFO3" text:continue-numbering="true">
        <text:list-item>
          <text:p text:style-name="P16">Minimering af latenstid ved reaktion på hændelser</text:p>
        </text:list-item>
        <text:list-item>
          <text:p text:style-name="P17">Forhindring af langsom I/O i at blokere hovedtråden</text:p>
        </text:list-item>
        <text:list-item>
          <text:p text:style-name="P18">Maksimering af gennemløb på multikerne systemer</text:p>
        </text:list-item>
      </text:list>
      <text:p text:style-name="P19"><text:span text:style-name="T20">5. Multithreading Arkitektur i .NET</text:span></text:p>
      <text:list text:style-name="LFO4" text:continue-numbering="true">
        <text:list-item>
          <text:p text:style-name="P21">Flere applikationsdomæner kan køre i en enkelt proces.</text:p>
        </text:list-item>
        <text:list-item>
          <text:p text:style-name="P22">Tråde kan tilhøre et enkelt applikationsdomæne, men kan ændre domæner over tid.</text:p>
        </text:list-item>
      </text:list>
      <text:p text:style-name="P23"><text:span text:style-name="T24">6. Grundlæggende om Tråde</text:span></text:p>
      <text:list text:style-name="LFO5" text:continue-numbering="true">
        <text:list-item>
          <text:p text:style-name="P25"><text:span text:style-name="T26">Navnerum:<text:s/></text:span><text:span text:style-name="T27">System.Threading</text:span></text:p>
        </text:list-item>
        <text:list-item>
          <text:p text:style-name="P28"><text:span text:style-name="T29">Klasser og interfaces:<text:s/></text:span><text:span text:style-name="T30">Mutex</text:span><text:span text:style-name="T31">,<text:s/></text:span><text:span text:style-name="T32">Monitor</text:span><text:span text:style-name="T33">,<text:s/></text:span><text:span text:style-name="T34">AutoResetEvent</text:span><text:span text:style-name="T35">,<text:s/></text:span><text:span text:style-name="T36">Thread</text:span><text:span text:style-name="T37">,<text:s/></text:span><text:span text:style-name="T38">ThreadPool</text:span><text:span text:style-name="T39">,<text:s/></text:span><text:span text:style-name="T40">Timer</text:span></text:p>
        </text:list-item>
      </text:list>
      <text:p text:style-name="P41"><text:span text:style-name="T42">7. Oprettelse og Start af Tråde</text:span></text:p>
      <text:list text:style-name="LFO6" text:continue-numbering="true">
        <text:list-item>
          <text:p text:style-name="P43"><text:span text:style-name="T44">Oprette og starte tråde ved at instantiere en<text:s/></text:span><text:span text:style-name="T45">Thread</text:span><text:span text:style-name="T46">-klasse og kalde<text:s/></text:span><text:span text:style-name="T47">Start</text:span><text:span text:style-name="T48"><text:s/>metoden.</text:span></text:p>
        </text:list-item>
      </text:list>
      <text:p text:style-name="P49"><text:span text:style-name="T50">8. Passende Parametre til Tråde</text:span></text:p>
      <text:list text:style-name="LFO7" text:continue-numbering="true">
        <text:list-item>
          <text:p text:style-name="P51">Brug af egenskaber til at overføre parametre til tråde.</text:p>
        </text:list-item>
      </text:list>
      <text:p text:style-name="P52"><text:span text:style-name="T53">9. Styring af Trådets Livscyklus</text:span></text:p>
      <text:list text:style-name="LFO8" text:continue-numbering="true">
        <text:list-item>
          <text:p text:style-name="P54"><text:span text:style-name="T55">Suspending, resuming and stopping threads</text:span><text:span text:style-name="T56">: Undgå brug af<text:s/></text:span><text:span text:style-name="T57">Thread.Suspend</text:span><text:span text:style-name="T58"><text:s/>og<text:s/></text:span><text:span text:style-name="T59">Thread.Resume</text:span><text:span text:style-name="T60">.</text:span></text:p>
        </text:list-item>
      </text:list>
      <text:p text:style-name="P61"><text:span text:style-name="T62">10. Foreground og Background Tråde</text:span></text:p>
      <text:list text:style-name="LFO9" text:continue-numbering="true">
        <text:list-item>
          <text:p text:style-name="P63">Foreground tråde forhindrer applikationen i at afslutte, mens background tråde tillader applikationen at afslutte, selvom de stadig kører.</text:p>
        </text:list-item>
      </text:list>
      <text:soft-page-break/>
      <text:p text:style-name="P64"><text:span text:style-name="T65">11. Tråd Pooling</text:span></text:p>
      <text:list text:style-name="LFO10" text:continue-numbering="true">
        <text:list-item>
          <text:p text:style-name="P66"><text:span text:style-name="T67">Brug af<text:s/></text:span><text:span text:style-name="T68">ThreadPool.QueueUserWorkItem</text:span><text:span text:style-name="T69"><text:s/>til at administrere og genbruge tråde.</text:span></text:p>
        </text:list-item>
      </text:list>
      <text:p text:style-name="P70"><text:span text:style-name="T71">12. Synkronisering af Tråde</text:span></text:p>
      <text:list text:style-name="LFO11" text:continue-numbering="true">
        <text:list-item>
          <text:p text:style-name="P72">Brug af låse og monitorer for at sikre tråd-sikkerhed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33:00Z</meta:creation-date>
    <dc:date>2024-06-02T01:34:00Z</dc:date>
    <meta:template xlink:href="Normal" xlink:type="simple"/>
    <meta:editing-cycles>1</meta:editing-cycles>
    <meta:editing-duration>PT60S</meta:editing-duration>
    <meta:document-statistic meta:page-count="2" meta:paragraph-count="3" meta:word-count="219" meta:character-count="1552" meta:row-count="11" meta:non-whitespace-character-count="1336"/>
  </office:meta>
</office:document-meta>
</file>